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language="pt" fo:country="BR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3" style:parent-style-name="Standard" style:family="paragraph">
      <style:paragraph-properties fo:text-align="center"/>
      <style:text-properties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" style:family="table-column">
      <style:table-column-properties style:column-width="1.1472in" style:use-optimal-column-width="false"/>
    </style:style>
    <style:style style:name="TableColumn7" style:family="table-column">
      <style:table-column-properties style:column-width="5.3951in" style:use-optimal-column-width="false"/>
    </style:style>
    <style:style style:name="Table5" style:family="table">
      <style:table-properties style:width="6.5423in" fo:margin-left="0.0902in" table:align="left"/>
    </style:style>
    <style:style style:name="TableRow8" style:family="table-row">
      <style:table-row-properties style:min-row-height="0.2777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Normal" style:family="paragraph">
      <style:text-properties fo:language="pt" fo:country="BR"/>
    </style:style>
    <style:style style:name="P13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14" style:family="table-row">
      <style:table-row-properties style:min-row-height="0.2027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line-height="150%"/>
      <style:text-properties style:font-name="Liberation Sans"/>
    </style:style>
    <style:style style:name="TableRow19" style:family="table-row">
      <style:table-row-properties style:min-row-height="0.4854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fo:font-weight="bold" style:font-weight-asian="bold" style:font-weight-complex="bold" fo:language="pt" fo:country="BR"/>
    </style:style>
    <style:style style:name="P22" style:parent-style-name="Standard" style:family="paragraph"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25" style:family="table-row">
      <style:table-row-properties style:min-row-height="0.3763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text-properties fo:font-weight="bold" style:font-weight-asian="bold" style:font-weight-complex="bold" fo:language="pt" fo:country="BR"/>
    </style:style>
    <style:style style:name="P28" style:parent-style-name="Standard" style:family="paragraph">
      <style:text-properties fo:font-style="italic" style:font-style-asian="italic" style:font-style-complex="italic" fo:font-size="8pt" style:font-size-asian="8pt" style:font-size-complex="8pt" fo:language="pt" fo:country="B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line-height="150%"/>
      <style:text-properties style:font-name="Liberation Sans" fo:language="pt" fo:country="BR"/>
    </style:style>
    <style:style style:name="P3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8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49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0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58" style:parent-style-name="TableContents" style:family="paragraph">
      <style:paragraph-properties fo:line-height="150%"/>
      <style:text-properties style:font-name="Liberation Sans" fo:language="pt" fo:country="BR"/>
    </style:style>
    <style:style style:name="P59" style:parent-style-name="TableContents" style:family="paragraph">
      <style:paragraph-properties fo:line-height="150%"/>
      <style:text-properties style:font-name="Liberation Sans" fo:language="pt" fo:country="BR"/>
    </style:style>
    <style:style style:name="P60" style:parent-style-name="TableContents" style:family="paragraph">
      <style:paragraph-properties fo:line-height="150%"/>
      <style:text-properties style:font-name="Liberation Sans" fo:language="pt" fo:country="BR"/>
    </style:style>
    <style:style style:name="P61" style:parent-style-name="TableContents" style:family="paragraph">
      <style:paragraph-properties fo:line-height="150%"/>
      <style:text-properties style:font-name="Liberation Sans" fo:language="pt" fo:country="BR"/>
    </style:style>
    <style:style style:name="P62" style:parent-style-name="TableContents" style:family="paragraph">
      <style:paragraph-properties fo:line-height="150%"/>
      <style:text-properties style:font-name="Liberation Sans" fo:language="pt" fo:country="BR"/>
    </style:style>
    <style:style style:name="P63" style:parent-style-name="TableContents" style:family="paragraph">
      <style:paragraph-properties fo:line-height="150%"/>
      <style:text-properties style:font-name="Liberation Sans" fo:language="pt" fo:country="BR"/>
    </style:style>
    <style:style style:name="P64" style:parent-style-name="TableContents" style:family="paragraph">
      <style:paragraph-properties fo:line-height="150%"/>
      <style:text-properties style:font-name="Liberation Sans" fo:language="pt" fo:country="BR"/>
    </style:style>
    <style:style style:name="P65" style:parent-style-name="TableContents" style:family="paragraph">
      <style:paragraph-properties fo:line-height="150%"/>
      <style:text-properties style:font-name="Liberation Sans" fo:language="pt" fo:country="BR"/>
    </style:style>
    <style:style style:name="P66" style:parent-style-name="TableContents" style:family="paragraph">
      <style:paragraph-properties fo:line-height="150%"/>
      <style:text-properties style:font-name="Liberation Sans" fo:language="pt" fo:country="BR"/>
    </style:style>
    <style:style style:name="P67" style:parent-style-name="TableContents" style:family="paragraph">
      <style:paragraph-properties fo:line-height="150%"/>
      <style:text-properties style:font-name="Liberation Sans" fo:language="pt" fo:country="BR"/>
    </style:style>
    <style:style style:name="P68" style:parent-style-name="TableContents" style:family="paragraph">
      <style:paragraph-properties fo:line-height="150%"/>
      <style:text-properties style:font-name="Liberation Sans" fo:language="pt" fo:country="BR"/>
    </style:style>
    <style:style style:name="P69" style:parent-style-name="TableContents" style:family="paragraph">
      <style:paragraph-properties fo:line-height="150%"/>
      <style:text-properties style:font-name="Liberation Sans" fo:language="pt" fo:country="BR"/>
    </style:style>
    <style:style style:name="P70" style:parent-style-name="TableContents" style:family="paragraph">
      <style:paragraph-properties fo:line-height="150%"/>
      <style:text-properties style:font-name="Liberation Sans" fo:language="pt" fo:country="BR"/>
    </style:style>
    <style:style style:name="P71" style:parent-style-name="TableContents" style:family="paragraph">
      <style:paragraph-properties fo:line-height="150%"/>
      <style:text-properties style:font-name="Liberation Sans" fo:language="pt" fo:country="BR"/>
    </style:style>
    <style:style style:name="P72" style:parent-style-name="TableContents" style:family="paragraph">
      <style:paragraph-properties fo:line-height="150%"/>
      <style:text-properties style:font-name="Liberation Sans" fo:language="pt" fo:country="BR"/>
    </style:style>
    <style:style style:name="P73" style:parent-style-name="TableContents" style:family="paragraph">
      <style:paragraph-properties fo:line-height="150%"/>
      <style:text-properties style:font-name="Liberation Sans" fo:language="pt" fo:country="BR"/>
    </style:style>
    <style:style style:name="P74" style:parent-style-name="TableContents" style:family="paragraph">
      <style:paragraph-properties fo:line-height="150%"/>
      <style:text-properties style:font-name="Liberation Sans" fo:language="pt" fo:country="BR"/>
    </style:style>
    <style:style style:name="P75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76" style:family="table-row">
      <style:table-row-properties style:min-row-height="0.3763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Standard" style:family="paragraph">
      <style:text-properties fo:font-weight="bold" style:font-weight-asian="bold" style:font-weight-complex="bold" fo:language="pt" fo:country="BR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line-height="150%"/>
      <style:text-properties style:font-name="Liberation Sans" fo:language="pt" fo:country="BR"/>
    </style:style>
    <style:style style:name="P81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5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 style:line-height-at-least="0.1944in"/>
      <style:text-properties style:font-name="Times" style:font-name-complex="Times" fo:color="#000000" style:letter-kerning="false" fo:language="pt" fo:country="BR" style:language-complex="ar" style:country-complex="SA" fo:hyphenate="true"/>
    </style:style>
    <style:style style:name="P87" style:parent-style-name="TableContents" style:family="paragraph">
      <style:paragraph-properties fo:line-height="150%"/>
      <style:text-properties style:font-name="Liberation Sans" fo:language="pt" fo:country="BR"/>
    </style:style>
    <style:style style:name="P88" style:parent-style-name="TableContents" style:family="paragraph">
      <style:paragraph-properties fo:line-height="150%"/>
      <style:text-properties style:font-name="Liberation Sans" fo:language="pt" fo:country="BR"/>
    </style:style>
    <style:style style:name="TableRow89" style:family="table-row">
      <style:table-row-properties style:min-row-height="0.3729in"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line-height="150%"/>
      <style:text-properties style:font-name="Liberation Sans"/>
    </style:style>
    <style:style style:name="P94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 fo:font-size="10pt" style:font-size-asian="10pt" style:font-size-complex="10pt" fo:language="pt" fo:country="BR"/>
    </style:style>
    <style:style style:name="P95" style:parent-style-name="Standard" style:family="paragraph">
      <style:paragraph-properties fo:margin-left="0.4923in">
        <style:tab-stops/>
      </style:paragraph-properties>
    </style:style>
    <style:style style:name="T96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pt" fo:country="BR"/>
    </style:style>
  </office:automatic-styles>
  <office:body>
    <office:text text:use-soft-page-breaks="true">
      <text:p text:style-name="P1">CCM003-2018.Q2 - Seminários em Computação</text:p>
      <text:p text:style-name="P2">Centro de Matemática, Computação e Cognição – Universidade Federal do ABC</text:p>
      <text:p text:style-name="P3"/>
      <text:p text:style-name="P4">Comprovante de presença em seminário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. Título da palestra</text:p>
          </table:table-cell>
          <table:table-cell table:style-name="TableCell11">
            <text:p text:style-name="P12">Desenvolvimento de memórias resistivas baseadas em óxido de grafeno dopado com metais de transição para simulação neural<text:s/></text:p>
            <text:p text:style-name="P13"/>
          </table:table-cell>
        </table:table-row>
        <table:table-row table:style-name="TableRow14">
          <table:table-cell table:style-name="TableCell15">
            <text:p text:style-name="P16">B.<text:s/>Data da palestra</text:p>
          </table:table-cell>
          <table:table-cell table:style-name="TableCell17">
            <text:p text:style-name="P18">13/06/2018</text:p>
          </table:table-cell>
        </table:table-row>
        <table:table-row table:style-name="TableRow19">
          <table:table-cell table:style-name="TableCell20">
            <text:p text:style-name="P21">C. Nome e instituição</text:p>
            <text:p text:style-name="P22">do palestrante</text:p>
          </table:table-cell>
          <table:table-cell table:style-name="TableCell23">
            <text:p text:style-name="P24">UFABC</text:p>
          </table:table-cell>
        </table:table-row>
        <table:table-row table:style-name="TableRow25">
          <table:table-cell table:style-name="TableCell26">
            <text:p text:style-name="P27">D. Resumo</text:p>
            <text:p text:style-name="P28">(entre 200 e 300 palavras)</text:p>
          </table:table-cell>
          <table:table-cell table:style-name="TableCell29">
            <text:p text:style-name="P30"/>
            <text:p text:style-name="P31">A vantagem em relação a memória atual CMOS é o fator aquecimento, ou seja, a memória resistiva proposta não aquece ao ser utilizada.</text:p>
            <text:p text:style-name="P32">Apresenta maior durabilidade em relação a atual e não é volátil.</text:p>
            <text:p text:style-name="P33"/>
            <text:p text:style-name="P34">A estrutura foi baseada na computação neuromórfica, de forma que as células são dispostas em matrizes e variam seu potêncial de condução de acordo com a diferença de potencial aplicada.</text:p>
            <text:p text:style-name="P35"/>
            <text:p text:style-name="P36">Feitos utilizando a estrutura MiM (Metal, isolante, Metal)<text:s/></text:p>
            <text:p text:style-name="P37"/>
            <text:p text:style-name="P38">Diferencial - Sinapse feita pelo efeito do material isolante<text:s/></text:p>
            <text:p text:style-name="P39">Armazena os bits no intervalo de mudança de resistividade <text:s/></text:p>
            <text:p text:style-name="P40">O estado da memória se mantém (Pq a célula é modificada estruturalmente, ou seja, varia a "conexão" entre os materiais)<text:s/></text:p>
            <text:p text:style-name="P41"/>
            <text:p text:style-name="P42">Dispositivo unipolar - Funciona somente de + p - ou - p +, a vantagem é que esquenta menos<text:s/></text:p>
            <text:p text:style-name="P43"/>
            <text:p text:style-name="P44">Cada célula pode ser interpretada como um neurônio único, de forma que o<text:s/>nível de ativação<text:s/>seja determinado pela resistividade aplicada.</text:p>
            <text:p text:style-name="P45"/>
            <text:p text:style-name="P46">Fabricação: Por mergulho no óxido<text:s/></text:p>
            <text:p text:style-name="P47">Problemas: Gravidade, faz com que a espessura seja diferente do topo a base<text:s/></text:p>
            <text:p text:style-name="P48"/>
            <text:p text:style-name="P49">Fabricaram: 3 tipos, cada um com um tipo de metal ( ag/al, cu/al, fe/al)<text:s/></text:p>
            <text:p text:style-name="P50"/>
            <text:p text:style-name="P51">Set: criação de filamento<text:s/></text:p>
            <text:p text:style-name="P52">Reset: Destruição do filamento<text:s/></text:p>
            <text:p text:style-name="P53"/>
            <text:p text:style-name="P54">Não se sabe como ler ainda esse tipo de memória.<text:s/></text:p>
            <text:p text:style-name="P55"/>
            <text:p text:style-name="P56">Usa simulação para perceptron - Redes Neurais em hardware<text:s/></text:p>
            <text:p text:style-name="P57">Conseguiu aplicar em<text:s/>uma Rede simples de classificação<text:s/></text:p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</table:table-cell>
        </table:table-row>
        <text:soft-page-break/>
        <table:table-row table:style-name="TableRow76">
          <table:table-cell table:style-name="TableCell77">
            <text:p text:style-name="P78">E. Pergunta(s) realizada(s) pelo aluno, durante o seminário, ao palestrante, incluindo a(s) resposta(s) do palestrante</text:p>
          </table:table-cell>
          <table:table-cell table:style-name="TableCell79">
            <text:p text:style-name="P80"/>
            <text:p text:style-name="P81">Pergunta: A modificação da estrutura da célula se mantém após o "desligamento" do sistema?<text:s/></text:p>
            <text:p text:style-name="P82">R: Sim, a estrutura do isolante no local é alterada, isso faz com que a memória seja não volátil.<text:s/></text:p>
            <text:p text:style-name="P83"/>
            <text:p text:style-name="P84">(Complemento da pergunta do colega)</text:p>
            <text:p text:style-name="P85">Pergunta: Existe uma voltagem mínima que não altere a estrutura da célula? Seria para ler o estado armazenado.<text:s/></text:p>
            <text:p text:style-name="P86">R: Não sei, ainda não cheguei lá<text:s/></text:p>
            <text:p text:style-name="P87"/>
            <text:p text:style-name="P88"/>
          </table:table-cell>
        </table:table-row>
        <table:table-row table:style-name="TableRow89">
          <table:table-cell table:style-name="TableCell90">
            <text:p text:style-name="P91">Nome do aluno</text:p>
          </table:table-cell>
          <table:table-cell table:style-name="TableCell92">
            <text:p text:style-name="P93">João Carlos Pandolfi Santana</text:p>
          </table:table-cell>
        </table:table-row>
      </table:table>
      <text:p text:style-name="Standard"/>
      <text:p text:style-name="P94">(*) Deverá ser preenchido obrigatoriamente ou o item D ou o item E.</text:p>
      <text:p text:style-name="P95"><text:span text:style-name="T96">O formulário preenchido deve ser submetido no SIGAA [Disciplina Seminários], na respectiva taref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" svg:font-family="Times" style:font-family-generic="system" style:font-pitch="variable" svg:panose-1="0 0 5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43in" fo:margin-left="0.7875in" fo:margin-bottom="0.291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Carlos Pandolfi Santana</dc:creator>
    <meta:creation-date>2018-06-20T00:39:00Z</meta:creation-date>
    <dc:date>2018-06-20T00:39:00Z</dc:date>
    <meta:template xlink:href="Normal.dotm" xlink:type="simple"/>
    <meta:editing-cycles>2</meta:editing-cycles>
    <meta:editing-duration>PT300S</meta:editing-duration>
    <meta:document-statistic meta:page-count="2" meta:paragraph-count="4" meta:word-count="369" meta:character-count="2474" meta:row-count="17" meta:non-whitespace-character-count="2109"/>
  </office:meta>
</office:document-meta>
</file>